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fcdf" officeooo:paragraph-rsid="0000fcdf"/>
    </style:style>
    <style:style style:name="P2" style:family="paragraph" style:parent-style-name="Standard">
      <style:text-properties fo:font-size="16pt" fo:font-weight="bold" officeooo:rsid="0000fcdf" officeooo:paragraph-rsid="0000fcdf" style:font-size-asian="16pt" style:font-weight-asian="bold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put: </text:p>
      <text:p text:style-name="P1">ping -s 3850 193.136.9.240</text:p>
      <text:p text:style-name="P1"/>
      <text:p text:style-name="P2">Output:</text:p>
      <text:p text:style-name="P1">PING 193.136.9.240 (193.136.9.240) 3850(3878) bytes of data.</text:p>
      <text:p text:style-name="P1">3858 bytes from 193.136.9.240: icmp_seq=1 ttl=61 time=5.10 ms</text:p>
      <text:p text:style-name="P1">3858 bytes from 193.136.9.240: icmp_seq=2 ttl=61 time=4.50 ms</text:p>
      <text:p text:style-name="P1">3858 bytes from 193.136.9.240: icmp_seq=3 ttl=61 time=3.86 ms</text:p>
      <text:p text:style-name="P1">3858 bytes from 193.136.9.240: icmp_seq=4 ttl=61 time=3.28 ms</text:p>
      <text:p text:style-name="P1">3858 bytes from 193.136.9.240: icmp_seq=5 ttl=61 time=8.06 ms</text:p>
      <text:p text:style-name="P1">3858 bytes from 193.136.9.240: icmp_seq=6 ttl=61 time=7.38 ms</text:p>
      <text:p text:style-name="P1">3858 bytes from 193.136.9.240: icmp_seq=7 ttl=61 time=3.66 ms</text:p>
      <text:p text:style-name="P1">3858 bytes from 193.136.9.240: icmp_seq=8 ttl=61 time=4.97 ms</text:p>
      <text:p text:style-name="P1">3858 bytes from 193.136.9.240: icmp_seq=9 ttl=61 time=7.62 ms</text:p>
      <text:p text:style-name="P1">3858 bytes from 193.136.9.240: icmp_seq=10 ttl=61 time=3.77 ms</text:p>
      <text:p text:style-name="P1">3858 bytes from 193.136.9.240: icmp_seq=11 ttl=61 time=4.51 ms</text:p>
      <text:p text:style-name="P1">3858 bytes from 193.136.9.240: icmp_seq=12 ttl=61 time=4.90 ms</text:p>
      <text:p text:style-name="P1">3858 bytes from 193.136.9.240: icmp_seq=13 ttl=61 time=3.55 ms</text:p>
      <text:p text:style-name="P1">3858 bytes from 193.136.9.240: icmp_seq=14 ttl=61 time=3.54 ms</text:p>
      <text:p text:style-name="P1">3858 bytes from 193.136.9.240: icmp_seq=15 ttl=61 time=5.27 ms</text:p>
      <text:p text:style-name="P1">3858 bytes from 193.136.9.240: icmp_seq=16 ttl=61 time=3.42 ms</text:p>
      <text:p text:style-name="P1">3858 bytes from 193.136.9.240: icmp_seq=17 ttl=61 time=3.43 ms</text:p>
      <text:p text:style-name="P1">3858 bytes from 193.136.9.240: icmp_seq=18 ttl=61 time=9.56 ms</text:p>
      <text:p text:style-name="P1">3858 bytes from 193.136.9.240: icmp_seq=19 ttl=61 time=8.86 ms</text:p>
      <text:p text:style-name="P1">3858 bytes from 193.136.9.240: icmp_seq=20 ttl=61 time=8.73 ms</text:p>
      <text:p text:style-name="P1">3858 bytes from 193.136.9.240: icmp_seq=21 ttl=61 time=3.53 ms</text:p>
      <text:p text:style-name="P1">3858 bytes from 193.136.9.240: icmp_seq=22 ttl=61 time=3.48 ms</text:p>
      <text:p text:style-name="P1">3858 bytes from 193.136.9.240: icmp_seq=23 ttl=61 time=3.85 ms</text:p>
      <text:p text:style-name="P1">3858 bytes from 193.136.9.240: icmp_seq=24 ttl=61 time=4.15 ms</text:p>
      <text:p text:style-name="P1">3858 bytes from 193.136.9.240: icmp_seq=25 ttl=61 time=4.18 ms</text:p>
      <text:p text:style-name="P1">3858 bytes from 193.136.9.240: icmp_seq=26 ttl=61 time=5.81 ms</text:p>
      <text:p text:style-name="P1">3858 bytes from 193.136.9.240: icmp_seq=27 ttl=61 time=3.89 ms</text:p>
      <text:p text:style-name="P1">3858 bytes from 193.136.9.240: icmp_seq=28 ttl=61 time=3.87 ms</text:p>
      <text:p text:style-name="P1">3858 bytes from 193.136.9.240: icmp_seq=29 ttl=61 time=3.90 ms</text:p>
      <text:p text:style-name="P1">3858 bytes from 193.136.9.240: icmp_seq=30 ttl=61 time=5.96 ms</text:p>
      <text:p text:style-name="P1">3858 bytes from 193.136.9.240: icmp_seq=31 ttl=61 time=13.3 ms</text:p>
      <text:p text:style-name="P1">3858 bytes from 193.136.9.240: icmp_seq=32 ttl=61 time=12.1 ms</text:p>
      <text:p text:style-name="P1">3858 bytes from 193.136.9.240: icmp_seq=33 ttl=61 time=3.42 ms</text:p>
      <text:p text:style-name="P1">3858 bytes from 193.136.9.240: icmp_seq=34 ttl=61 time=7.81 ms</text:p>
      <text:p text:style-name="P1">3858 bytes from 193.136.9.240: icmp_seq=35 ttl=61 time=16.9 ms</text:p>
      <text:p text:style-name="P1">3858 bytes from 193.136.9.240: icmp_seq=36 ttl=61 time=9.03 ms</text:p>
      <text:p text:style-name="P1">3858 bytes from 193.136.9.240: icmp_seq=37 ttl=61 time=4.17 ms</text:p>
      <text:p text:style-name="P1">3858 bytes from 193.136.9.240: icmp_seq=38 ttl=61 time=4.09 ms</text:p>
      <text:p text:style-name="P1">3858 bytes from 193.136.9.240: icmp_seq=39 ttl=61 time=3.44 ms</text:p>
      <text:p text:style-name="P1">3858 bytes from 193.136.9.240: icmp_seq=40 ttl=61 time=3.81 ms</text:p>
      <text:p text:style-name="P1">3858 bytes from 193.136.9.240: icmp_seq=41 ttl=61 time=4.00 ms</text:p>
      <text:p text:style-name="P1">3858 bytes from 193.136.9.240: icmp_seq=42 ttl=61 time=3.86 ms</text:p>
      <text:p text:style-name="P1">3858 bytes from 193.136.9.240: icmp_seq=43 ttl=61 time=6.16 ms</text:p>
      <text:p text:style-name="P1">3858 bytes from 193.136.9.240: icmp_seq=44 ttl=61 time=4.39 ms</text:p>
      <text:p text:style-name="P1">3858 bytes from 193.136.9.240: icmp_seq=45 ttl=61 time=5.17 ms</text:p>
      <text:p text:style-name="P1">3858 bytes from 193.136.9.240: icmp_seq=46 ttl=61 time=6.22 ms</text:p>
      <text:p text:style-name="P1">3858 bytes from 193.136.9.240: icmp_seq=47 ttl=61 time=8.05 ms</text:p>
      <text:p text:style-name="P1"><text:soft-page-break/>3858 bytes from 193.136.9.240: icmp_seq=48 ttl=61 time=4.01 ms</text:p>
      <text:p text:style-name="P1">3858 bytes from 193.136.9.240: icmp_seq=49 ttl=61 time=3.32 ms</text:p>
      <text:p text:style-name="P1">3858 bytes from 193.136.9.240: icmp_seq=50 ttl=61 time=4.08 ms</text:p>
      <text:p text:style-name="P1">3858 bytes from 193.136.9.240: icmp_seq=51 ttl=61 time=3.46 ms</text:p>
      <text:p text:style-name="P1">3858 bytes from 193.136.9.240: icmp_seq=52 ttl=61 time=3.33 ms</text:p>
      <text:p text:style-name="P1">3858 bytes from 193.136.9.240: icmp_seq=53 ttl=61 time=3.42 ms</text:p>
      <text:p text:style-name="P1">3858 bytes from 193.136.9.240: icmp_seq=54 ttl=61 time=3.28 ms</text:p>
      <text:p text:style-name="P1">3858 bytes from 193.136.9.240: icmp_seq=55 ttl=61 time=3.34 ms</text:p>
      <text:p text:style-name="P1">3858 bytes from 193.136.9.240: icmp_seq=56 ttl=61 time=3.24 ms</text:p>
      <text:p text:style-name="P1">3858 bytes from 193.136.9.240: icmp_seq=57 ttl=61 time=3.34 ms</text:p>
      <text:p text:style-name="P1">3858 bytes from 193.136.9.240: icmp_seq=58 ttl=61 time=3.70 ms</text:p>
      <text:p text:style-name="P1">3858 bytes from 193.136.9.240: icmp_seq=59 ttl=61 time=4.05 ms</text:p>
      <text:p text:style-name="P1">3858 bytes from 193.136.9.240: icmp_seq=60 ttl=61 time=3.48 ms</text:p>
      <text:p text:style-name="P1">3858 bytes from 193.136.9.240: icmp_seq=61 ttl=61 time=3.30 ms</text:p>
      <text:p text:style-name="P1">3858 bytes from 193.136.9.240: icmp_seq=62 ttl=61 time=2.98 ms</text:p>
      <text:p text:style-name="P1">3858 bytes from 193.136.9.240: icmp_seq=63 ttl=61 time=3.25 ms</text:p>
      <text:p text:style-name="P1">3858 bytes from 193.136.9.240: icmp_seq=64 ttl=61 time=4.75 ms</text:p>
      <text:p text:style-name="P1">3858 bytes from 193.136.9.240: icmp_seq=65 ttl=61 time=4.52 ms</text:p>
      <text:p text:style-name="P1">3858 bytes from 193.136.9.240: icmp_seq=66 ttl=61 time=4.56 m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7T15:53:43.160374806</meta:creation-date>
    <dc:date>2025-03-07T15:54:43.859489579</dc:date>
    <meta:editing-duration>PT1M1S</meta:editing-duration>
    <meta:editing-cycles>1</meta:editing-cycles>
    <meta:document-statistic meta:table-count="0" meta:image-count="0" meta:object-count="0" meta:page-count="2" meta:paragraph-count="70" meta:word-count="541" meta:character-count="4183" meta:non-whitespace-character-count="3711"/>
    <meta:generator>LibreOffice/7.3.7.2$Linux_X86_64 LibreOffice_project/30$Build-2</meta:generator>
  </office:meta>
</office:document-meta>
</file>